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ingBuffer.append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StringBuffer.XMLStringBuffe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ingBuffer.XMLStringBuffer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ingBuff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ingBuffer.XMLStringBuff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Buffer.append( XML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Buffer.XMLString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Buffer.XMLStringBuff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ingBuffer.append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StringBuffer.XMLStringBuffer( XML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ingBuffer.append( char [ ] ch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